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12bce"/>
    </style:style>
    <style:style style:name="P2" style:family="paragraph" style:parent-style-name="Standard">
      <style:text-properties officeooo:paragraph-rsid="00049f5c"/>
    </style:style>
    <style:style style:name="P3" style:family="paragraph" style:parent-style-name="Standard">
      <style:text-properties officeooo:rsid="00012bce" officeooo:paragraph-rsid="00012bce"/>
    </style:style>
    <style:style style:name="P4" style:family="paragraph" style:parent-style-name="Standard">
      <style:text-properties officeooo:rsid="0003512c" officeooo:paragraph-rsid="0003512c"/>
    </style:style>
    <style:style style:name="P5" style:family="paragraph" style:parent-style-name="Standard">
      <style:text-properties officeooo:rsid="0003512c" officeooo:paragraph-rsid="00049f5c"/>
    </style:style>
    <style:style style:name="P6" style:family="paragraph" style:parent-style-name="Standard">
      <style:text-properties officeooo:rsid="00049f5c" officeooo:paragraph-rsid="00049f5c"/>
    </style:style>
    <style:style style:name="P7" style:family="paragraph" style:parent-style-name="Standard">
      <style:text-properties officeooo:rsid="00065eec" officeooo:paragraph-rsid="00065eec"/>
    </style:style>
    <style:style style:name="P8" style:family="paragraph" style:parent-style-name="Standard">
      <style:text-properties officeooo:rsid="00065eec" officeooo:paragraph-rsid="0011179c"/>
    </style:style>
    <style:style style:name="P9" style:family="paragraph" style:parent-style-name="Standard">
      <style:text-properties officeooo:rsid="00065eec" officeooo:paragraph-rsid="00173b0c"/>
    </style:style>
    <style:style style:name="P10" style:family="paragraph" style:parent-style-name="Standard">
      <style:text-properties officeooo:rsid="00065eec" officeooo:paragraph-rsid="001ad99f"/>
    </style:style>
    <style:style style:name="P11" style:family="paragraph" style:parent-style-name="Standard">
      <style:text-properties officeooo:rsid="00080d46" officeooo:paragraph-rsid="00080d46"/>
    </style:style>
    <style:style style:name="P12" style:family="paragraph" style:parent-style-name="Standard">
      <style:text-properties officeooo:rsid="00094641" officeooo:paragraph-rsid="00094641"/>
    </style:style>
    <style:style style:name="P13" style:family="paragraph" style:parent-style-name="Standard">
      <style:text-properties officeooo:rsid="000b1b5d" officeooo:paragraph-rsid="000b1b5d"/>
    </style:style>
    <style:style style:name="P14" style:family="paragraph" style:parent-style-name="Standard">
      <style:text-properties officeooo:rsid="000c5b5a" officeooo:paragraph-rsid="000c5b5a"/>
    </style:style>
    <style:style style:name="P15" style:family="paragraph" style:parent-style-name="Standard">
      <style:text-properties officeooo:rsid="000c7956" officeooo:paragraph-rsid="000c7956"/>
    </style:style>
    <style:style style:name="P16" style:family="paragraph" style:parent-style-name="Standard">
      <style:text-properties officeooo:rsid="000fece6" officeooo:paragraph-rsid="000fece6"/>
    </style:style>
    <style:style style:name="P17" style:family="paragraph" style:parent-style-name="Standard">
      <style:text-properties officeooo:rsid="000dfb8a" officeooo:paragraph-rsid="000dfb8a"/>
    </style:style>
    <style:style style:name="P18" style:family="paragraph" style:parent-style-name="Standard">
      <style:text-properties officeooo:rsid="001277e5" officeooo:paragraph-rsid="001277e5"/>
    </style:style>
    <style:style style:name="P19" style:family="paragraph" style:parent-style-name="Standard">
      <style:text-properties officeooo:rsid="0011179c" officeooo:paragraph-rsid="0011179c"/>
    </style:style>
    <style:style style:name="P20" style:family="paragraph" style:parent-style-name="Standard">
      <style:text-properties officeooo:rsid="00116f6d" officeooo:paragraph-rsid="0011179c"/>
    </style:style>
    <style:style style:name="P21" style:family="paragraph" style:parent-style-name="Standard">
      <style:text-properties officeooo:rsid="00122ebc" officeooo:paragraph-rsid="00122ebc"/>
    </style:style>
    <style:style style:name="P22" style:family="paragraph" style:parent-style-name="Standard">
      <style:text-properties officeooo:rsid="00145b6b" officeooo:paragraph-rsid="00145b6b"/>
    </style:style>
    <style:style style:name="P23" style:family="paragraph" style:parent-style-name="Standard">
      <style:text-properties officeooo:rsid="001647dc" officeooo:paragraph-rsid="001647dc"/>
    </style:style>
    <style:style style:name="P24" style:family="paragraph" style:parent-style-name="Standard">
      <style:text-properties officeooo:rsid="00173b0c" officeooo:paragraph-rsid="00173b0c"/>
    </style:style>
    <style:style style:name="P25" style:family="paragraph" style:parent-style-name="Standard">
      <style:text-properties officeooo:rsid="00191e5f" officeooo:paragraph-rsid="00191e5f"/>
    </style:style>
    <style:style style:name="P26" style:family="paragraph" style:parent-style-name="Standard">
      <style:text-properties officeooo:rsid="001ad048" officeooo:paragraph-rsid="001ad048"/>
    </style:style>
    <style:style style:name="P27" style:family="paragraph" style:parent-style-name="Standard">
      <style:text-properties officeooo:rsid="001ad99f" officeooo:paragraph-rsid="001ad99f"/>
    </style:style>
    <style:style style:name="P28" style:family="paragraph" style:parent-style-name="Standard">
      <style:text-properties officeooo:rsid="002030a6" officeooo:paragraph-rsid="002030a6"/>
    </style:style>
    <style:style style:name="P29" style:family="paragraph" style:parent-style-name="Standard">
      <style:text-properties officeooo:rsid="0020b108" officeooo:paragraph-rsid="0020b108"/>
    </style:style>
    <style:style style:name="P30" style:family="paragraph" style:parent-style-name="Standard">
      <style:text-properties officeooo:rsid="0020b108" officeooo:paragraph-rsid="0023cf48"/>
    </style:style>
    <style:style style:name="T1" style:family="text">
      <style:text-properties officeooo:rsid="00012bce"/>
    </style:style>
    <style:style style:name="T2" style:family="text">
      <style:text-properties officeooo:rsid="0002f5a4"/>
    </style:style>
    <style:style style:name="T3" style:family="text">
      <style:text-properties officeooo:rsid="0003512c"/>
    </style:style>
    <style:style style:name="T4" style:family="text">
      <style:text-properties officeooo:rsid="00049f5c"/>
    </style:style>
    <style:style style:name="T5" style:family="text">
      <style:text-properties officeooo:rsid="0011179c"/>
    </style:style>
    <style:style style:name="T6" style:family="text">
      <style:text-properties officeooo:rsid="00116f6d"/>
    </style:style>
    <style:style style:name="T7" style:family="text">
      <style:text-properties officeooo:rsid="00173b0c"/>
    </style:style>
    <style:style style:name="T8" style:family="text">
      <style:text-properties officeooo:rsid="001796c7"/>
    </style:style>
    <style:style style:name="T9" style:family="text">
      <style:text-properties officeooo:rsid="001ad99f"/>
    </style:style>
    <style:style style:name="T10" style:family="text">
      <style:text-properties officeooo:rsid="001c9c43"/>
    </style:style>
    <style:style style:name="T11" style:family="text">
      <style:text-properties officeooo:rsid="001e9833"/>
    </style:style>
    <style:style style:name="T12" style:family="text">
      <style:text-properties officeooo:rsid="0023cf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fgabe 1.</text:p>
      <text:p text:style-name="P3">Tap-Expansion- ist eine Art von Autovervollständigung.</text:p>
      <text:p text:style-name="P1"><text:span text:style-name="T1">Im Terminal erhalten wir mit der Tastenkombination Alt + . die vorherigen </text:span><text:span text:style-name="T2">eingetippen Pfade ohne die dazugehörigen Befehle</text:span><text:span text:style-name="T1">.</text:span></text:p>
      <text:p text:style-name="P3"/>
      <text:p text:style-name="P4">Geben Sie das Verzeichnis nach Erweiterung sortiert aus.</text:p>
      <text:p text:style-name="P4">Ls -X.</text:p>
      <text:p text:style-name="P4">Geben Sie das Verzeichnis nach Modifikationszeit sortiert aus.</text:p>
      <text:p text:style-name="P4">Ls -t.</text:p>
      <text:p text:style-name="P4">Kehren Sie für beide Sortiervarianten die Reihenfolge um.</text:p>
      <text:p text:style-name="P4">Ls -t -r </text:p>
      <text:p text:style-name="P5">Ls -X -r</text:p>
      <text:p text:style-name="P6">Geben Sie das Verzeichnis rekursiv, (d.h.) mit allen Unterverzeichnissen) aus.</text:p>
      <text:p text:style-name="P2"><text:span text:style-name="T4">Ls -R</text:span><text:span text:style-name="T3"> <text:s text:c="2"/></text:span></text:p>
      <text:p text:style-name="P5"/>
      <text:p text:style-name="P6">Erläutern Sie die in diesem Beospielt verwendeten Optionen von sort.</text:p>
      <text:p text:style-name="P6">Ls -l | sort -rnk5 </text:p>
      <text:p text:style-name="P6">Sortierung nach größe des Datenblocks.</text:p>
      <text:p text:style-name="P6">Sort -r &lt;Bs_Prak_1.odt (nachgucken)</text:p>
      <text:p text:style-name="P6"/>
      <text:p text:style-name="P7">cat – Erzeugung von TextDateien und Ausgabe aufm Display</text:p>
      <text:p text:style-name="P7">ln -s erzeugt einen Symbolischen Link auf die Datei.</text:p>
      <text:p text:style-name="P7"/>
      <text:p text:style-name="P7">Ls -l </text:p>
      <text:p text:style-name="P7">Ausgabe aller erzeugten Dateien inkl. Der symbolischen links die erstellt wurden.</text:p>
      <text:p text:style-name="P7">Die Dateien mit den links sind executeble. </text:p>
      <text:p text:style-name="P7">Datum uhrzeit ausgabe vom erzeuger + <text:s/>größe der Datei.</text:p>
      <text:p text:style-name="P7"/>
      <text:p text:style-name="P11">Cp : erzeugung einer Kopie eines Files</text:p>
      <text:p text:style-name="P12">MV: Umbenennug einer Datei </text:p>
      <text:p text:style-name="P13">LN -s: erzeugnung eines symbolischen Links</text:p>
      <text:p text:style-name="P14">rm: Löschung einer Datei.</text:p>
      <text:p text:style-name="P14"/>
      <text:p text:style-name="P15">Ls -l : linux-8b19:~/Bs_Prak # ls -l</text:p>
      <text:p text:style-name="P15">total 40</text:p>
      <text:p text:style-name="P15">-rw-r--r-- 1 root root <text:s text:c="3"/>79 Oct 19 18:51 .~lock.Bs_Prak_1.odt#</text:p>
      <text:p text:style-name="P15">-rw-r--r-- 1 root root 18025 Oct 19 18:51 Bs_Prak_1.odt</text:p>
      <text:p text:style-name="P15">lrwxrwxrwx 1 root root <text:s text:c="4"/>9 Oct 19 18:50 ltext2.txt -&gt; text2.txt</text:p>
      <text:p text:style-name="P15">lrwxrwxrwx 1 root root <text:s text:c="4"/>9 Oct 19 18:50 ltext3.txt -&gt; text3.txt</text:p>
      <text:p text:style-name="P15">-rw-r--r-- 1 root root <text:s text:c="3"/>30 Oct 19 18:49 text04.txt</text:p>
      <text:p text:style-name="P15">-rw-r--r-- 1 root root <text:s text:c="3"/>30 Oct 19 18:47 text1.txt</text:p>
      <text:p text:style-name="P15">-rw-r--r-- 1 root root <text:s text:c="3"/>30 Oct 19 18:48 text2.txt</text:p>
      <text:p text:style-name="P15">-rw-r--r-- 1 root root <text:s text:c="3"/>30 Oct 19 18:49 text3.txt</text:p>
      <text:p text:style-name="P15"/>
      <text:p text:style-name="P16">Dokumentation von Editieren von ltext3-txt:</text:p>
      <text:p text:style-name="P17">Wenn man mit Cat den Ltext3.txt editiert, dann verändert sich auch der Inhalt von text3.txt</text:p>
      <text:p text:style-name="P18"># ls -l <text:s text:c="126"/></text:p>
      <text:p text:style-name="P18">total 44 <text:s text:c="146"/></text:p>
      <text:p text:style-name="P18">-rw-r--r-- 1 root root <text:s text:c="3"/>79 Oct 19 19:01 .~lock.Bs_Prak_1.odt# <text:s text:c="91"/></text:p>
      <text:p text:style-name="P18">-rw-r--r-- 1 root root 22977 Oct 19 19:01 Bs_Prak_1.odt <text:s text:c="99"/></text:p>
      <text:p text:style-name="P18">lrwxrwxrwx 1 root root <text:s text:c="4"/>9 Oct 19 19:03 ltext3.txt -&gt; text3.txt <text:s text:c="89"/></text:p>
      <text:p text:style-name="P18">-rw-r--r-- 1 root root <text:s text:c="3"/>30 Oct 19 18:49 text04.txt <text:s text:c="102"/></text:p>
      <text:p text:style-name="P18"><text:soft-page-break/>-rw-r--r-- 1 root root <text:s text:c="3"/>30 Oct 19 18:47 text1.txt <text:s text:c="103"/></text:p>
      <text:p text:style-name="P18">-rw-r--r-- 1 root root <text:s text:c="3"/>30 Oct 19 18:48 text2.txt <text:s text:c="103"/></text:p>
      <text:p text:style-name="P18">-rw-r--r-- 1 root root <text:s text:c="3"/>31 Oct 19 19:03 text3.txt <text:s/></text:p>
      <text:p text:style-name="P18"/>
      <text:p text:style-name="P18">Man erkennt, dass die text3 Datei verändert wurde und nicht der Link.</text:p>
      <text:p text:style-name="P17"/>
      <text:p text:style-name="P19">Löschen von ltext2.txt: der Symbolische Link wird gelöscht der File text2.txt bleibt jedoch erhalten.</text:p>
      <text:p text:style-name="P8"><text:span text:style-name="T5">Löschen von text3.txt : </text:span><text:span text:style-name="T6">Der Link auf die Datei bleibt erhalten , jedoch ohne Inhalt , da die Datei gelöscht wurde.</text:span></text:p>
      <text:p text:style-name="P20"/>
      <text:p text:style-name="P21">1.12. Shell Sondernzeichen</text:p>
      <text:p text:style-name="P21"/>
      <text:p text:style-name="P21">Demonstieren Sie die Platzhalterzeichen mit eigenen Beispielen:</text:p>
      <text:p text:style-name="P21"/>
      <text:p text:style-name="P22">linux-8b19:~/Bs_Prak # ls ?*?</text:p>
      <text:p text:style-name="P22">Bs_Prak_1.odt <text:s/>ltext3.txt <text:s/>text04.txt <text:s/>text1.txt <text:s/>text2.txt <text:s/>text3.txt</text:p>
      <text:p text:style-name="P22"/>
      <text:p text:style-name="P22">Gibt alle Dateien in dem Verzeichnis Bs_Prak aus.</text:p>
      <text:p text:style-name="P21"/>
      <text:p text:style-name="P22">linux-8b19:~/Bs_Prak # ls text?*</text:p>
      <text:p text:style-name="P22">text04.txt <text:s/>text1.txt <text:s/>text2.txt <text:s/>text3.txt</text:p>
      <text:p text:style-name="P22"/>
      <text:p text:style-name="P22">Gibt alle Dateien mit den Namen Text aus.</text:p>
      <text:p text:style-name="P21"/>
      <text:p text:style-name="P23">linux-8b19:~/Bs_Prak # ls text[12]*</text:p>
      <text:p text:style-name="P23">text1.txt <text:s/>text2.txt</text:p>
      <text:p text:style-name="P23"/>
      <text:p text:style-name="P24">linux-8b19:~/Bs_Prak # ls text[13]*</text:p>
      <text:p text:style-name="P24">text1.txt <text:s/>text3.txt</text:p>
      <text:p text:style-name="P23"/>
      <text:p text:style-name="P23">Gibt die Text-Files 1 und 2 aus.</text:p>
      <text:p text:style-name="P9"><text:span text:style-name="T7">Gibt die Text-Files 1 und 3 aus. </text:span><text:span text:style-name="T8">→ Damit Unterschied deutlich wird.</text:span></text:p>
      <text:p text:style-name="P23"/>
      <text:p text:style-name="P23">linux-8b19:~/Bs_Prak # ls text[1-3]*</text:p>
      <text:p text:style-name="P23">text1.txt <text:s/>text2.txt <text:s/>text3.txt</text:p>
      <text:p text:style-name="P23"/>
      <text:p text:style-name="P23">Gibt alle Texte aus von 1 bis 3.</text:p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1.13 grep: Nach Text suchen.</text:p>
      <text:p text:style-name="P25"/>
      <text:p text:style-name="P25">linux-8b19:~ # ls /etc/ | grep t$ als Beispiel alle Files mit einem t am ende.</text:p>
      <text:p text:style-name="P25">ConsoleKit</text:p>
      <text:p text:style-name="P25">PackageKit</text:p>
      <text:p text:style-name="P25">aclocal_dirlist</text:p>
      <text:p text:style-name="P25">auto.net</text:p>
      <text:p text:style-name="P25">bindresvport.blacklist</text:p>
      <text:p text:style-name="P25">default</text:p>
      <text:p text:style-name="P25">environment</text:p>
      <text:p text:style-name="P25">gdbinit</text:p>
      <text:p text:style-name="P25">issue.net</text:p>
      <text:p text:style-name="P25">opt</text:p>
      <text:p text:style-name="P25">pythonstart</text:p>
      <text:p text:style-name="P25">wpa_supplicant</text:p>
      <text:p text:style-name="P25"/>
      <text:p text:style-name="P26">linux-8b19:~ # ls /etc/ | grep ^t</text:p>
      <text:p text:style-name="P26">termcap</text:p>
      <text:p text:style-name="P26">tightvncserver.conf</text:p>
      <text:p text:style-name="P26">tmpdirs.d</text:p>
      <text:p text:style-name="P26">tmpfiles.d</text:p>
      <text:p text:style-name="P26">ttytype</text:p>
      <text:p text:style-name="P26"/>
      <text:p text:style-name="P26">Ausgabe aller Dateien mit einem T am Anfang.</text:p>
      <text:p text:style-name="P26"/>
      <text:p text:style-name="P27">linux-8b19:~ # ls /etc/ | grep "\&lt;t"</text:p>
      <text:p text:style-name="P27">mime.types</text:p>
      <text:p text:style-name="P27">openmpi-totalview.tcl</text:p>
      <text:p text:style-name="P27">termcap</text:p>
      <text:p text:style-name="P27">tightvncserver.conf</text:p>
      <text:p text:style-name="P27">tmpdirs.d</text:p>
      <text:p text:style-name="P27">tmpfiles.d</text:p>
      <text:p text:style-name="P27">ttytype</text:p>
      <text:p text:style-name="P27"/>
      <text:p text:style-name="P27">Ausgabe aller Dateien unabhängig von der Position des gesuchten Strings (in dem Fall ein Buchstabe).</text:p>
      <text:p text:style-name="P27"/>
      <text:p text:style-name="P10"><text:span text:style-name="T9">Der Suchausdruck „\&lt;“ muss in </text:span><text:span text:style-name="T11">Q</text:span><text:span text:style-name="T9">uotes stehen , da es vorkommen kann, dass das gesuchte </text:span><text:span text:style-name="T10">E</text:span><text:span text:style-name="T9">lement eines Strings mitten im Wort steht.</text:span></text:p>
      <text:p text:style-name="P27"/>
      <text:p text:style-name="P28">1.14 ps, pstree: Laufende Prozesse anzeigen.</text:p>
      <text:p text:style-name="P28"/>
      <text:p text:style-name="P28">Ps aux: </text:p>
      <text:p text:style-name="P28">User = user owning the process</text:p>
      <text:p text:style-name="P28">PID = ID of the process</text:p>
      <text:p text:style-name="P28">VSZ= virtual memory usage of entire process</text:p>
      <text:p text:style-name="P28">RSS= physical memory that a task has used in KiB</text:p>
      <text:p text:style-name="P28">TTY= controlling terminal</text:p>
      <text:p text:style-name="P28">STAT= multi-character process state</text:p>
      <text:p text:style-name="P28">START= starting time or date of the process</text:p>
      <text:p text:style-name="P28">TIME= cumulative CPU time</text:p>
      <text:p text:style-name="P28">COMMAND= cammend with all its arguments.</text:p>
      <text:p text:style-name="P29"><text:soft-page-break/>Geben Sie alle Prozesse aus, deren Kommandozeile mit k beginnt.</text:p>
      <text:p text:style-name="P29"/>
      <text:p text:style-name="P29">linux-8b19:~/Bs_Prak # pstree | grep "\&lt;k"</text:p>
      <text:p text:style-name="P29"><text:s text:c="8"/>|-kactivitymanage---6*[{kactivitymanage}]</text:p>
      <text:p text:style-name="P29"><text:s text:c="8"/>|-kded4---4*[{kded4}]</text:p>
      <text:p text:style-name="P29"><text:s text:c="8"/>|-kdeinit4-+-2*[dolphin---2*[{dolphin}]]</text:p>
      <text:p text:style-name="P29"><text:s text:c="8"/>| <text:s text:c="9"/>|-2*[kio_file]</text:p>
      <text:p text:style-name="P29"><text:s text:c="8"/>| <text:s text:c="9"/>|-klauncher</text:p>
      <text:p text:style-name="P29"><text:s text:c="8"/>| <text:s text:c="9"/>|-ksmserver-+-kwin---2*[{kwin}]</text:p>
      <text:p text:style-name="P29"><text:s text:c="8"/>| <text:s text:c="9"/>| <text:s text:c="10"/>`-{ksmserver}</text:p>
      <text:p text:style-name="P29"><text:s text:c="8"/>|-kdm-+-Xorg</text:p>
      <text:p text:style-name="P29"><text:s text:c="8"/>| <text:s text:c="4"/>`-kdm---startkde-+-gpg-agent</text:p>
      <text:p text:style-name="P29"><text:s text:c="8"/>| <text:s text:c="21"/>`-kwrapper4</text:p>
      <text:p text:style-name="P29"><text:s text:c="8"/>|-kglobalaccel</text:p>
      <text:p text:style-name="P29"><text:s text:c="8"/>|-klipper</text:p>
      <text:p text:style-name="P29"><text:s text:c="8"/>|-kmix---{kmix}</text:p>
      <text:p text:style-name="P29"><text:s text:c="8"/>|-knotify4---{knotify4}</text:p>
      <text:p text:style-name="P29"><text:s text:c="8"/>|-konsole-+-bash-+-grep</text:p>
      <text:p text:style-name="P29"><text:s text:c="8"/>| <text:s text:c="8"/>`-{konsole}</text:p>
      <text:p text:style-name="P29"><text:s text:c="8"/>|-krunner---{krunner}</text:p>
      <text:p text:style-name="P29"><text:s text:c="8"/>|-kuiserver</text:p>
      <text:p text:style-name="P29"><text:s text:c="8"/>|-kwalletd</text:p>
      <text:p text:style-name="P29"><text:s text:c="8"/>|-plasma-desktop-+-ksysguardd</text:p>
      <text:p text:style-name="P29"><text:s text:c="8"/>|-polkit-kde-auth---{polkit-kde-auth}</text:p>
      <text:p text:style-name="P29"/>
      <text:p text:style-name="P30"><text:span text:style-name="T12">1.19 Diagnosetool und Kernel-Meldung der aktuellen Sitzung ansehen:</text:span></text:p>
      <text:p text:style-name="P30"><text:span text:style-name="T12"/></text:p>
      <text:p text:style-name="P30"><text:span text:style-name="T12">Der Unterschied liegt daran, dass die Shell-Variablen nur in da verfügbar sind, jedoch kann man die Umgebungsvariablen in jeder Umgebung benutzen.</text:span></text:p>
      <text:p text:style-name="P30"><text:span text:style-name="T12">$HOME ist das Heimverzeichnis</text:span></text:p>
      <text:p text:style-name="P30"><text:span text:style-name="T12">$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5-10-12T20:39:22</meta:creation-date>
    <dc:date>2015-10-20T08:33:06</dc:date>
    <meta:editing-duration>PT1H47M1S</meta:editing-duration>
    <meta:editing-cycles>28</meta:editing-cycles>
    <meta:generator>LibreOffice/3.6$Linux_x86 LibreOffice_project/360m1$Build-304</meta:generator>
    <meta:document-statistic meta:table-count="0" meta:image-count="0" meta:object-count="0" meta:page-count="4" meta:paragraph-count="136" meta:word-count="742" meta:character-count="6019" meta:non-whitespace-character-count="4254"/>
  </office:meta>
</office:document-meta>
</file>